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702cm"/>
    </style:style>
    <style:style style:name="co7" style:family="table-column">
      <style:table-column-properties fo:break-before="auto" style:column-width="11.426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13.229cm"/>
    </style:style>
    <style:style style:name="co11" style:family="table-column">
      <style:table-column-properties fo:break-before="auto" style:column-width="5.383cm"/>
    </style:style>
    <style:style style:name="co12" style:family="table-column">
      <style:table-column-properties fo:break-before="auto" style:column-width="2.835cm"/>
    </style:style>
    <style:style style:name="co13" style:family="table-column">
      <style:table-column-properties fo:break-before="auto" style:column-width="13.6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ff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cc66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font-name-asian="Arial" style:font-size-asian="10pt" style:font-name-complex="Arial" style:font-size-complex="5.69999980926514pt"/>
    </style:style>
    <style:style style:name="T1" style:family="text">
      <style:text-properties fo:font-size="12pt"/>
    </style:style>
    <style:style style:name="T2" style:family="text">
      <style:text-properties style:font-name="Arial" fo:font-size="9pt" style:font-name-asian="Arial" style:font-size-asian="9pt" style:font-name-complex="Arial" style:font-size-complex="5.09999990463257pt"/>
    </style:style>
  </office:automatic-styles>
  <office:body>
    <office:spreadsheet>
      <table:table table:name="LIVE" table:style-name="ta1">
        <table:table-column table:style-name="co8" table:default-cell-style-name="ce8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</table:table-row>
        <table:table-row table:style-name="ro2">
          <table:table-cell table:style-name="ce2"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</table:table-row>
        <table:table-row table:style-name="ro2">
          <table:table-cell table:style-name="ce2"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</table:table-row>
        <table:table-row table:style-name="ro2">
          <table:table-cell office:value-type="string">
            <text:p>IN_SYSTEM</text:p>
          </table:table-cell>
          <table:table-cell office:value-type="string">
            <text:p>int</text:p>
          </table:table-cell>
          <table:table-cell office:value-type="string">
            <text:p>0-idle, 1-waiting for delivering, 2-delivering in progress</text:p>
          </table:table-cell>
        </table:table-row>
        <table:table-row table:style-name="ro2">
          <table:table-cell office:value-type="string">
            <text:p>DUE_DATE</text:p>
          </table:table-cell>
          <table:table-cell office:value-type="string">
            <text:p>timestamp</text:p>
          </table:table-cell>
          <table:table-cell office:value-type="string">
            <text:p>time when next delivery attempts must be done</text:p>
          </table:table-cell>
        </table:table-row>
        <table:table-row table:style-name="ro5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9" office:value-type="string">
            <text:p>ErrorCode value will be put here for last attempt (0==no attempts yet, !=0 – ErrorCode of the last attempt)</text:p>
          </table:table-cell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</text:p>
          </table:table-cell>
        </table:table-row>
        <table:table-row table:style-name="ro2">
          <table:table-cell office:value-type="string">
            <text:p>LAST_DELIVERY</text:p>
          </table:table-cell>
          <table:table-cell office:value-type="string">
            <text:p>timestamp</text:p>
          </table:table-cell>
          <table:table-cell office:value-type="string">
            <text:p>time of last delivery attempt (null if it were not attempts)</text:p>
          </table:table-cell>
        </table:table-row>
        <table:table-row table:style-name="ro2">
          <table:table-cell office:value-type="string">
            <text:p>ALERTING_SUPPORTED</text:p>
          </table:table-cell>
          <table:table-cell office:value-type="string">
            <text:p>boolean</text:p>
          </table:table-cell>
          <table:table-cell office:value-type="string">
            <text:p>true if after SMSC was successfully registered at HLR after delivery failur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table:number-columns-spanned="3" table:number-rows-spanned="1">
            <text:p>PRIMARY KEY (ADDR_DST_DIGITS, ADDR_DST_TON, ADDR_DST_NPI) 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table:number-columns-spanned="3" table:number-rows-spanned="1">
            <text:p>CREATE INDEX ON LIVE (IN_SYSTEM); </text:p>
          </table:table-cell>
          <table:covered-table-cell table:number-columns-repeated="2" table:style-name="Default"/>
        </table:table-row>
        <table:table-row table:style-name="ro2">
          <table:table-cell table:style-name="ce3" office:value-type="string" table:number-columns-spanned="3" table:number-rows-spanned="1">
            <text:p>CREATE INDEX ON LIVE (DUE_DATE); </text:p>
          </table:table-cell>
          <table:covered-table-cell table:number-columns-repeated="2" table:style-name="Default"/>
        </table:table-row>
      </table:table>
      <table:table table:name="LIVE_SMS" table:style-name="ta1"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6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6" office:value-type="string">
            <text:p>Indicates Message Mode and Message Type</text:p>
          </table:table-cell>
          <table:table-cell table:style-name="ce7" office:value-type="string">
            <text:p>Messaging Mode==<text:span text:style-name="T3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MessageType==some flags including UDH indicator</text:p>
          </table:table-cell>
        </table:table-row>
        <table:table-row table:style-name="ro4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6" office:value-type="string">
            <text:p><text:span text:style-name="T1">Protocol Identifier SMPP parameter (</text:span><text:span text:style-name="T2">TP-Protocol-Identifier files for GSM</text:span><text:span text:style-name="T1">)</text:span></text:p>
          </table:table-cell>
          <table:table-cell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6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6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6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6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6" office:value-type="string">
            <text:p>sm_default_msg_id smpp parameter</text:p>
          </table:table-cell>
          <table:table-cell/>
        </table:table-row>
        <table:table-row table:style-name="ro2">
          <table:table-cell office:value-type="string">
            <text:p>MESSAGE</text:p>
          </table:table-cell>
          <table:table-cell office:value-type="string">
            <text:p>blob</text:p>
          </table:table-cell>
          <table:table-cell office:value-type="string">
            <text:p>Message text in source style that has been received from EMSE or from MS</text:p>
          </table:table-cell>
          <table:table-cell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6" office:value-type="string">
            <text:p>TLVs</text:p>
          </table:table-cell>
          <table:table-cell/>
        </table:table-row>
        <table:table-row table:style-name="ro4">
          <table:table-cell office:value-type="string">
            <text:p>SCHEDULE_DELIVERY</text:p>
          </table:table-cell>
          <table:table-cell office:value-type="string">
            <text:p>timestamp</text:p>
          </table:table-cell>
          <table:table-cell table:style-name="ce6" office:value-type="string">
            <text:p>schedule_delivery_time smpp parameter time when SMSC should start a delivery (may be null – <text:span text:style-name="T3">immediate message delivery</text:span><text:span text:style-name="T1">)</text:span></text:p>
          </table:table-cell>
          <table:table-cell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6" office:value-type="string">
            <text:p>The validity period of this message (if ESME have not defined or for MO messages this field is filled bu default SMSC settings)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PRIMARY KEY (ADDR_DST_DIGITS, ADDR_DST_TON, ADDR_DST_NPI, ID) </text:p>
          </table:table-cell>
          <table:covered-table-cell table:number-columns-repeated="2" table:style-name="Default"/>
          <table:table-cell/>
        </table:table-row>
      </table:table>
      <table:table table:name="ARCHIVE" table:style-name="ta1">
        <table:table-column table:style-name="co11" table:default-cell-style-name="ce2"/>
        <table:table-column table:style-name="co12" table:default-cell-style-name="ce4"/>
        <table:table-column table:style-name="co1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table:style-name="ce10" office:value-type="string">
            <text:p>DEST_CLUSTER_NAME</text:p>
          </table:table-cell>
          <table:table-cell office:value-type="string">
            <text:p>text</text:p>
          </table:table-cell>
          <table:table-cell office:value-type="string">
            <text:p>name of cluster for destination ESME terminated massages (“” for MT messages)</text:p>
          </table:table-cell>
          <table:table-cell/>
        </table:table-row>
        <table:table-row table:style-name="ro2">
          <table:table-cell table:style-name="ce10" office:value-type="string">
            <text:p>DEST_ESME_ID</text:p>
          </table:table-cell>
          <table:table-cell office:value-type="string">
            <text:p>text</text:p>
          </table:table-cell>
          <table:table-cell office:value-type="string">
            <text:p>SMSC internal name of destination esme (“” for MT messages)</text:p>
          </table:table-cell>
          <table:table-cell/>
        </table:table-row>
        <table:table-row table:style-name="ro2">
          <table:table-cell table:style-name="ce10" office:value-type="string">
            <text:p>DEST_SYSTEM_ID</text:p>
          </table:table-cell>
          <table:table-cell office:value-type="string">
            <text:p>text</text:p>
          </table:table-cell>
          <table:table-cell office:value-type="string">
            <text:p>SMPP name of destination esme (“” for MT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DELIVER_DATE</text:p>
          </table:table-cell>
          <table:table-cell office:value-type="string">
            <text:p>timestamp</text:p>
          </table:table-cell>
          <table:table-cell office:value-type="string">
            <text:p>time when a message was sent from SMSC (null (?) if message failed to deliver)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6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6" office:value-type="string">
            <text:p>Indicates Message Mode and Message Type</text:p>
          </table:table-cell>
          <table:table-cell table:style-name="ce7" office:value-type="string">
            <text:p>Messaging Mode==<text:span text:style-name="T3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MessageType==some flags including UDH indicator</text:p>
          </table:table-cell>
        </table:table-row>
        <table:table-row table:style-name="ro4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12" office:value-type="string">
            <text:p><text:span text:style-name="T1">Protocol Identifier SMPP parameter (</text:span><text:span text:style-name="T2">TP-Protocol-Identifier files for GSM</text:span><text:span text:style-name="T1">)</text:span></text:p>
          </table:table-cell>
          <table:table-cell table:style-name="ce14"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6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6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6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6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6" office:value-type="string">
            <text:p>sm_default_msg_id smpp parameter</text:p>
          </table:table-cell>
          <table:table-cell table:style-name="ce7" office:value-type="string">
            <text:p>Indicates the short message to send from a list of pre- defined (‘canned’) short messages stored on MC</text:p>
          </table:table-cell>
        </table:table-row>
        <table:table-row table:style-name="ro2">
          <table:table-cell office:value-type="string">
            <text:p>MESSAGE</text:p>
          </table:table-cell>
          <table:table-cell office:value-type="string">
            <text:p>text</text:p>
          </table:table-cell>
          <table:table-cell office:value-type="string">
            <text:p>Message text as a text</text:p>
          </table:table-cell>
          <table:table-cell table:style-name="ce7"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6" office:value-type="string">
            <text:p>TLVs</text:p>
          </table:table-cell>
          <table:table-cell table:style-name="ce7"/>
        </table:table-row>
        <table:table-row table:style-name="ro4">
          <table:table-cell office:value-type="string">
            <text:p>SCHEDULE_DELIVERY</text:p>
          </table:table-cell>
          <table:table-cell office:value-type="string">
            <text:p>timestamp</text:p>
          </table:table-cell>
          <table:table-cell table:style-name="ce6" office:value-type="string">
            <text:p>schedule_delivery_time smpp parameter time when SMSC should strat a delivery (may be null – <text:span text:style-name="T3">immediate message delivery</text:span><text:span text:style-name="T1">)</text:span></text:p>
          </table:table-cell>
          <table:table-cell table:style-name="ce7"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6" office:value-type="string">
            <text:p>The validity period of this message (if ESME have not defined or for MO messages this field is filled by default SMSC settings)</text:p>
          </table:table-cell>
          <table:table-cell table:style-name="ce7"/>
        </table:table-row>
        <table:table-row table:style-name="ro2">
          <table:table-cell table:style-name="ce11" office:value-type="string">
            <text:p>IMSI</text:p>
          </table:table-cell>
          <table:table-cell office:value-type="string">
            <text:p>ascii</text:p>
          </table:table-cell>
          <table:table-cell table:style-name="ce6" office:value-type="string">
            <text:p>from SRI response</text:p>
          </table:table-cell>
          <table:table-cell/>
        </table:table-row>
        <table:table-row table:style-name="ro6">
          <table:table-cell table:style-name="ce11" office:value-type="string">
            <text:p>NNN_DIGITS</text:p>
          </table:table-cell>
          <table:table-cell office:value-type="string">
            <text:p>ascii</text:p>
          </table:table-cell>
          <table:table-cell table:style-name="ce13" office:value-type="string">
            <text:p>NetworkNodeNumber = MSC that serves MS – from SRI response</text:p>
          </table:table-cell>
          <table:table-cell/>
        </table:table-row>
        <table:table-row table:style-name="ro2">
          <table:table-cell table:style-name="ce11" office:value-type="string">
            <text:p>NNN_AN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NNN_NP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6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13" office:value-type="string">
            <text:p>ErrorCode value will be put here (0==success)</text:p>
          </table:table-cell>
          <table:table-cell/>
        </table:table-row>
        <table:table-row table:style-name="ro2">
          <table:table-cell table:style-name="ce10"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minated, 1-MT</text:p>
          </table:table-cell>
          <table:table-cell/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 (this will be==1 if a message was delivered from a first step)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PRIMARY KEY (ID) 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CREATE INDEX ON LIVE (ADDR_DST_DIGITS);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3" office:value-type="string" table:number-columns-spanned="3" table:number-rows-spanned="1">
            <text:p>CREATE INDEX ON LIVE (ADDR_SRC_DIGITS);</text:p>
          </table:table-cell>
          <table:covered-table-cell table:number-columns-repeated="2"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2.04.2013</text:date>, <text:time>19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12-09T12:37:21</meta:creation-date>
    <dc:date>2013-04-02T19:41:37.18</dc:date>
    <meta:editing-duration>PT12H14M25S</meta:editing-duration>
    <meta:editing-cycles>80</meta:editing-cycles>
    <meta:generator>OpenOffice.org/3.4.1$Win32 OpenOffice.org_project/341m1$Build-9593</meta:generator>
    <meta:document-statistic meta:table-count="3" meta:cell-count="215" meta:object-count="0"/>
  </office:meta>
</office:document-meta>
</file>